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20pt" style:font-size-asian="20pt" style:font-size-complex="20pt"/>
    </style:style>
    <style:style style:name="ce13" style:family="table-cell" style:parent-style-name="Default" style:data-style-name="N0"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wrap-option="wrap"/>
    </style:style>
    <style:style style:name="ce16" style:family="table-cell" style:parent-style-name="Default" style:data-style-name="N0">
      <style:table-cell-properties fo:border="thin solid #000000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47"/>
    <style:style style:name="ce2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9" style:family="table-cell" style:parent-style-name="Default" style:data-style-name="N0">
      <style:table-cell-properties style:vertical-align="top"/>
    </style:style>
    <style:style style:name="T1" style:family="text" style:parent-style-name="Default">
      <style:text-properties fo:color="#000000" style:text-line-through-style="none" style:font-name="VL Pゴシック" style:font-name-asian="VL Pゴシック" style:font-name-complex="VL P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85pt" style:use-optimal-row-height="false" fo:break-before="auto"/>
    </style:style>
    <style:style style:name="ro4" style:family="table-row">
      <style:table-row-properties style:row-height="32.1pt" style:use-optimal-row-height="false" fo:break-before="auto"/>
    </style:style>
    <style:style style:name="ro5" style:family="table-row">
      <style:table-row-properties style:row-height="52.35pt" style:use-optimal-row-height="false" fo:break-before="auto"/>
    </style:style>
    <style:style style:name="ro6" style:family="table-row">
      <style:table-row-properties style:row-height="42.6pt" style:use-optimal-row-height="false" fo:break-before="auto"/>
    </style:style>
    <style:style style:name="ro7" style:family="table-row">
      <style:table-row-properties style:row-height="112.5pt" style:use-optimal-row-height="false" fo:break-before="auto"/>
    </style:style>
    <style:style style:name="ro8" style:family="table-row">
      <style:table-row-properties style:row-height="53.85pt" style:use-optimal-row-height="false" fo:break-before="auto"/>
    </style:style>
    <style:style style:name="ro9" style:family="table-row">
      <style:table-row-properties style:row-height="102.6pt" style:use-optimal-row-height="false" fo:break-before="auto"/>
    </style:style>
    <style:style style:name="ro10" style:family="table-row">
      <style:table-row-properties style:row-height="71.25pt" style:use-optimal-row-height="false" fo:break-before="auto"/>
    </style:style>
    <style:style style:name="ro11" style:family="table-row">
      <style:table-row-properties style:row-height="51.75pt" style:use-optimal-row-height="false" fo:break-before="auto"/>
    </style:style>
    <style:style style:name="ro12" style:family="table-row">
      <style:table-row-properties style:row-height="20.8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7.5pt" style:use-optimal-row-height="false" fo:break-before="auto"/>
    </style:style>
    <style:style style:name="ro15" style:family="table-row">
      <style:table-row-properties style:row-height="7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4" table:default-cell-style-name="ce1"/>
        <table:table-row table:style-name="ro1">
          <table:table-cell table:style-name="ce1"/>
          <table:table-cell office:value-type="string" table:style-name="ce2">
            <text:p>グループ活動報告書</text:p>
          </table:table-cell>
          <table:table-cell office:value-type="string" table:style-name="ce3">
            <text:p>（　28 班）</text:p>
          </table:table-cell>
          <table:table-cell table:number-columns-repeated="5" table:style-name="ce1"/>
          <table:table-cell office:value-type="string" table:style-name="ce1">
            <text:p>←班を記入してください．</text:p>
          </table:table-cell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7">
            <text:p>集合日時</text:p>
          </table:table-cell>
          <table:table-cell office:value-type="string" table:number-columns-spanned="1" table:number-rows-spanned="2" table:style-name="ce17">
            <text:p>内容(具体的に)</text:p>
          </table:table-cell>
          <table:table-cell office:value-type="string" table:number-columns-spanned="3" table:number-rows-spanned="1" table:style-name="ce17">
            <text:p>氏　　名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covered-table-cell/>
          <table:covered-table-cell/>
          <table:table-cell office:value-type="string" table:style-name="ce4">
            <text:p>織田</text:p>
          </table:table-cell>
          <table:table-cell office:value-type="string" table:style-name="ce4">
            <text:p>矢野</text:p>
          </table:table-cell>
          <table:table-cell office:value-type="string" table:style-name="ce4">
            <text:p>山口</text:p>
          </table:table-cell>
          <table:table-cell table:style-name="ce5"/>
          <table:table-cell table:number-columns-repeated="2" table:style-name="ce6"/>
          <table:table-cell office:value-type="string" table:style-name="ce1">
            <text:p>←班員の氏名を記入してください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0月29日</text:p>
            <text:p>１7時３０分</text:p>
          </table:table-cell>
          <table:table-cell office:value-type="string" table:style-name="ce8">
            <text:p>ゲームの全体の設計について詳細を詰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0"/>
          <table:table-cell table:number-columns-repeated="2" table:style-name="ce11"/>
          <table:table-cell office:value-type="string" table:style-name="ce1">
            <text:p>←記入例です．○△×の意味は24行目にあります．</text:p>
            <text:p>　改行する時はCtrl+Enter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１1月２日</text:p>
            <text:p>１7時３０分</text:p>
          </table:table-cell>
          <table:table-cell office:value-type="string" table:style-name="ce8">
            <text:p>ゲームのおおまかなプログラムを作成した。</text:p>
            <text:p>画面の描画をして、変数を構造体にまとめた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6日</text:p>
            <text:p>　17時30分</text:p>
          </table:table-cell>
          <table:table-cell office:value-type="string" table:style-name="ce8">
            <text:p>プレイヤーの移動、金塊の取得などのゲームシステム</text:p>
            <text:p>の元を作成した。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5">
          <table:table-cell office:value-type="string" table:style-name="ce7">
            <text:p>　11月7日</text:p>
            <text:p>　18時00分</text:p>
          </table:table-cell>
          <table:table-cell office:value-type="string" table:style-name="ce8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6">
          <table:table-cell office:value-type="string" table:style-name="ce7">
            <text:p>11月8日</text:p>
            <text:p>　17時00分</text:p>
          </table:table-cell>
          <table:table-cell office:value-type="string" table:style-name="ce8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7">
          <table:table-cell office:value-type="string" table:style-name="ce7">
            <text:p>　11月11日</text:p>
            <text:p>　12時40分</text:p>
          </table:table-cell>
          <table:table-cell office:value-type="string" table:style-name="ce8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8">
          <table:table-cell office:value-type="string" table:style-name="ce7">
            <text:p>　11月13日</text:p>
            <text:p>18時00分</text:p>
          </table:table-cell>
          <table:table-cell office:value-type="string" table:style-name="ce8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1月15日</text:p>
            <text:p>15時00分</text:p>
          </table:table-cell>
          <table:table-cell office:value-type="string" table:style-name="ce8">
            <text:p>・ネットワーク機能と、マップ作成機能のプログラムの統</text:p>
            <text:p>合と、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9">
          <table:table-cell office:value-type="string" table:style-name="ce14">
            <text:p>　11月18日</text:p>
            <text:p>12時50分</text:p>
          </table:table-cell>
          <table:table-cell office:value-type="string" table:style-name="ce15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1月25日</text:p>
            <text:p>　12時50分</text:p>
          </table:table-cell>
          <table:table-cell office:value-type="string" table:style-name="ce15">
            <text:p>・カメラの視界と、カメラ本体の回転の同期</text:p>
            <text:p>・プレイヤー斜め移動の速度の改善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1月27日</text:p>
            <text:p>　14時30分</text:p>
          </table:table-cell>
          <table:table-cell office:value-type="string" table:style-name="ce15">
            <text:p>・敵のランダム移動</text:p>
            <text:p>・敵がプレイヤーを追尾する動きの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10">
          <table:table-cell office:value-type="string" table:style-name="ce14">
            <text:p>　11月29日</text:p>
            <text:p>　14時30分</text:p>
          </table:table-cell>
          <table:table-cell office:value-type="string" table:style-name="ce15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12月2日</text:p>
            <text:p>　12時50分</text:p>
          </table:table-cell>
          <table:table-cell office:value-type="string" table:style-name="ce8">
            <text:p>・スタート画面、フレームレートの実装したプログラムと</text:p>
            <text:p>の統合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11">
          <table:table-cell office:value-type="string" table:style-name="ce14">
            <text:p>　12月6日</text:p>
            <text:p>　14時30分</text:p>
          </table:table-cell>
          <table:table-cell office:value-type="string" table:style-name="ce15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14">
            <text:p>　12月9日</text:p>
            <text:p>　12時50分</text:p>
          </table:table-cell>
          <table:table-cell office:value-type="string" table:style-name="ce15">
            <text:p>・カメラのハッキング動作</text:p>
            <text:p>・催涙スプレーの描画</text:p>
            <text:p>・ゲーム<text:ruby text:style-name="ru1"><text:ruby-base>開始</text:ruby-base><text:ruby-text text:style-name="T1">カイシ</text:ruby-text></text:ruby>の<text:ruby text:style-name="ru1"><text:ruby-base>同期</text:ruby-base><text:ruby-text text:style-name="T1">ドウキ</text:ruby-text></text:ruby><text:ruby text:style-name="ru1"><text:ruby-base>処理</text:ruby-base><text:ruby-text text:style-name="T1">ショリ</text:ruby-text></text:ruby>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office:value-type="string" table:style-name="ce9">
            <text:p>○</text:p>
          </table:table-cell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number-rows-repeated="4"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6"/>
          <table:table-cell table:style-name="ce12"/>
          <table:table-cell table:number-columns-repeated="2" table:style-name="ce13"/>
          <table:table-cell table:number-columns-repeated="16376" table:style-name="ce1"/>
        </table:table-row>
        <table:table-row table:style-name="ro4">
          <table:table-cell office:value-type="string" table:style-name="ce7">
            <text:p>　月　　日</text:p>
            <text:p>　時　　分</text:p>
          </table:table-cell>
          <table:table-cell table:style-name="ce8"/>
          <table:table-cell table:number-columns-repeated="3" table:style-name="ce16"/>
          <table:table-cell table:style-name="ce12"/>
          <table:table-cell table:number-columns-repeated="2" table:style-name="ce13"/>
          <table:table-cell office:value-type="string" table:style-name="ce1">
            <text:p>←足りなくなったら挿入して増やしてください</text:p>
          </table:table-cell>
          <table:table-cell table:number-columns-repeated="16375"/>
        </table:table-row>
        <table:table-row table:style-name="ro2">
          <table:table-cell office:value-type="string" table:number-columns-spanned="8" table:number-rows-spanned="1" table:style-name="ce18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6376" table:style-name="ce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Print_Area" table:cell-range-address="グループ活動報告書.$A$1:グループ活動報告書.$H$24" table:base-cell-address="グループ活動報告書.$A$1"/>
        </table:named-expressions>
      </table:table>
      <table:table table:name="達成度グラフ" table:style-name="ta2">
        <table:shapes>
          <draw:frame draw:z-index="1" draw:id="id0" draw:style-name="a0" draw:name="グラフ 1" svg:x="5.69724in" svg:y="0.3189in" svg:width="6.8559in" svg:height="4.05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6370" table:default-cell-style-name="ce1"/>
        <table:table-row table:style-name="ro12">
          <table:table-cell office:value-type="string" table:style-name="ce1">
            <text:p>達成度グラフ用データシート</text:p>
          </table:table-cell>
          <table:table-cell table:number-columns-repeated="9" table:style-name="ce1"/>
          <table:table-cell office:value-type="string" table:style-name="ce2">
            <text:p>達成度グラフ</text:p>
          </table:table-cell>
          <table:table-cell office:value-type="string" office:string-value="（　28 班）" table:formula="of:=[グループ活動報告書.C1]" table:style-name="ce19">
            <text:p>（　28 班）</text:p>
          </table:table-cell>
          <table:table-cell table:number-columns-repeated="16372"/>
        </table:table-row>
        <table:table-row table:style-name="ro13">
          <table:table-cell table:style-name="ce1"/>
          <table:table-cell office:value-type="string" office:string-value="織田" table:formula="of:=[グループ活動報告書.C3]" table:style-name="ce6">
            <text:p>織田</text:p>
          </table:table-cell>
          <table:table-cell office:value-type="string" office:string-value="矢野" table:formula="of:=[グループ活動報告書.D3]" table:style-name="ce6">
            <text:p>矢野</text:p>
          </table:table-cell>
          <table:table-cell office:value-type="string" office:string-value="山口" table:formula="of:=[グループ活動報告書.E3]" table:style-name="ce6">
            <text:p>山口</text:p>
          </table:table-cell>
          <table:table-cell table:number-columns-repeated="3" table:style-name="ce6"/>
          <table:table-cell table:number-columns-repeated="16377" table:style-name="ce1"/>
        </table:table-row>
        <table:table-row table:style-name="ro14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0-29T00:00:00" table:style-name="ce20">
            <text:p>10月29日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02T00:00:00" table:style-name="ce20">
            <text:p>11月2日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25">
            <text:p>3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06T00:00:00" table:style-name="ce20">
            <text:p>11月6日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25">
            <text:p>6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07T00:00:00" table:style-name="ce20">
            <text:p>11月7日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25">
            <text:p>11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08T00:00:00" table:style-name="ce20">
            <text:p>11月8日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25">
            <text:p>18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11T00:00:00" table:style-name="ce20">
            <text:p>11月11日</text:p>
          </table:table-cell>
          <table:table-cell office:value-type="float" office:value="24" table:style-name="ce24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25">
            <text:p>25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13T00:00:00" table:style-name="ce20">
            <text:p>11月13日</text:p>
          </table:table-cell>
          <table:table-cell office:value-type="float" office:value="34" table:style-name="ce24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25">
            <text:p>35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15T00:00:00" table:style-name="ce20">
            <text:p>11月15日</text:p>
          </table:table-cell>
          <table:table-cell office:value-type="float" office:value="40" table:style-name="ce24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25">
            <text:p>42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18T00:00:00" table:style-name="ce20">
            <text:p>11月18日</text:p>
          </table:table-cell>
          <table:table-cell office:value-type="float" office:value="45" table:style-name="ce24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25">
            <text:p>47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25T00:00:00" table:style-name="ce20">
            <text:p>11月25日</text:p>
          </table:table-cell>
          <table:table-cell office:value-type="float" office:value="50" table:style-name="ce24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25">
            <text:p>51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27T00:00:00" table:style-name="ce20">
            <text:p>11月27日</text:p>
          </table:table-cell>
          <table:table-cell office:value-type="float" office:value="52" table:style-name="ce24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25">
            <text:p>55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1-29T00:00:00" table:style-name="ce20">
            <text:p>11月29日</text:p>
          </table:table-cell>
          <table:table-cell office:value-type="float" office:value="57" table:style-name="ce24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25">
            <text:p>58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2-02T00:00:00" table:style-name="ce20">
            <text:p>12月2日</text:p>
          </table:table-cell>
          <table:table-cell office:value-type="float" office:value="60" table:style-name="ce24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25">
            <text:p>62</text:p>
          </table:table-cell>
          <table:table-cell table:number-columns-repeated="16380" table:style-name="ce1"/>
        </table:table-row>
        <table:table-row table:style-name="ro13">
          <table:table-cell office:value-type="date" office:date-value="2019-12-06T00:00:00" table:style-name="ce20">
            <text:p>12月6日</text:p>
          </table:table-cell>
          <table:table-cell office:value-type="float" office:value="64" table:style-name="ce24">
            <text:p>64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25">
            <text:p>66</text:p>
          </table:table-cell>
          <table:table-cell table:number-columns-repeated="16380"/>
        </table:table-row>
        <table:table-row table:style-name="ro13">
          <table:table-cell office:value-type="date" office:date-value="2019-12-09T00:00:00" table:style-name="ce20">
            <text:p>12月9日</text:p>
          </table:table-cell>
          <table:table-cell office:value-type="float" office:value="67" table:style-name="ce24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25">
            <text:p>70</text:p>
          </table:table-cell>
          <table:table-cell table:number-columns-repeated="16380"/>
        </table:table-row>
        <table:table-row table:number-rows-repeated="3" table:style-name="ro13">
          <table:table-cell table:style-name="ce20"/>
          <table:table-cell table:style-name="ce24"/>
          <table:table-cell table:style-name="ce1"/>
          <table:table-cell table:style-name="ce25"/>
          <table:table-cell table:number-columns-repeated="16380"/>
        </table:table-row>
        <table:table-row table:style-name="ro13">
          <table:table-cell table:style-name="ce20"/>
          <table:table-cell table:style-name="ce26"/>
          <table:table-cell table:style-name="ce27"/>
          <table:table-cell table:style-name="ce28"/>
          <table:table-cell table:number-columns-repeated="16380"/>
        </table:table-row>
        <table:table-row table:style-name="ro15">
          <table:table-cell table:style-name="ce1"/>
          <table:table-cell office:value-type="string" table:style-name="ce29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6382" table:style-name="ce1"/>
        </table:table-row>
        <table:table-row table:style-name="ro13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  <table:named-expressions>
          <table:named-range table:name="Print_Area" table:cell-range-address="達成度グラフ.$I$1:達成度グラフ.$N$24" table:base-cell-address="達成度グラフ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L Pゴシック" svg:font-family="&quot;VL Pゴシック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VL Pゴシック" style:font-name-asian="VL Pゴシック" style:font-name-complex="VL P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72047244094488in" fo:margin-right="0.472047244094488in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.472047244094488in" fo:margin-right="0.472047244094488in" style:print-orientation="landscape" style:print-page-order="ltr" style:first-page-number="1" style:scale-to="15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shouc</dc:creator>
    <meta:creation-date>2011-10-28T16:48:38Z</meta:creation-date>
    <dc:date>2019-12-14T13:49:54Z</dc:date>
    <meta:editing-cycles>21</meta:editing-cycles>
    <meta:editing-duration>PT26164S</meta:editing-duration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modern" style:font-pitch-asian="variable" fo:font-size="0.13889in" style:font-size-asian="0.13889in" style:font-size-complex="0.13889in" style:language-asian="ja" style:country-asian="JP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46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465in" svg:stroke-color="#83caff" svg:stroke-opacity="100%" draw:stroke-linejoin="round" svg:stroke-linecap="round"/>
    </style:style>
    <style:style style:family="chart" style:name="GMa0">
      <style:graphic-properties draw:fill="none" draw:stroke="solid" svg:stroke-width="0.00709in" svg:stroke-color="#e6e6e6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00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153in" style:font-size-asian="0.15153in" style:font-size-complex="0.1515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92.0535433070866pt" svg:width="493.6251181102362pt" chart:style-name="Crt0">
        <chart:legend chart:legend-position="end" chart:legend-align="center" chart:style-name="Lgnd"/>
        <chart:plot-area svg:x="25.25661417322835pt" svg:y="0.0pt" svg:width="448.3558267716535pt" svg:height="274.5070078740158pt" chart:style-name="Plt0">
          <chart:axis chart:dimension="y" chart:name="primary-y" chart:style-name="Axs0">
            <chart:title svg:x="5.52748031496063pt" svg:y="166.5637795275591pt" chart:style-name="AT00">
              <text:p text:style-name="a0" text:class-names="" text:cond-style-name="">達成度(%)</text:p>
            </chart:title>
            <chart:grid chart:class="major" chart:style-name="GMa0"/>
          </chart:axis>
          <chart:axis chart:dimension="x" chart:name="primary-x" chart:style-name="Axs1">
            <chart:categories table:cell-range-address="達成度グラフ.$A$3:.$A$14"/>
          </chart:axis>
          <chart:series chart:label-cell-address="達成度グラフ.$B$2" chart:values-cell-range-address="達成度グラフ.$B$3:.$B$14" chart:class="chart:line" chart:attached-axis="primary-y" chart:style-name="G0S0">
            <chart:data-point chart:repeated="12"/>
          </chart:series>
          <chart:series chart:label-cell-address="達成度グラフ.$C$2" chart:values-cell-range-address="達成度グラフ.$C$3:.$C$14" chart:class="chart:line" chart:attached-axis="primary-y" chart:style-name="G0S1">
            <chart:data-point chart:repeated="12"/>
          </chart:series>
          <chart:series chart:label-cell-address="達成度グラフ.$D$2" chart:values-cell-range-address="達成度グラフ.$D$3:.$D$14" chart:class="chart:line" chart:attached-axis="primary-y" chart:style-name="G0S2">
            <chart:data-point chart:repeated="12"/>
          </chart:series>
          <chart:series chart:label-cell-address="達成度グラフ.$E$2" chart:values-cell-range-address="達成度グラフ.$E$3:.$E$14" chart:class="chart:line" chart:attached-axis="primary-y" chart:style-name="G0S3">
            <chart:data-point chart:repeated="12"/>
          </chart:series>
          <chart:series chart:label-cell-address="達成度グラフ.$F$2" chart:values-cell-range-address="達成度グラフ.$F$3:.$F$14" chart:class="chart:line" chart:attached-axis="primary-y" chart:style-name="G0S4">
            <chart:data-point chart:repeated="12"/>
          </chart:series>
          <chart:series chart:label-cell-address="達成度グラフ.$G$2" chart:values-cell-range-address="達成度グラフ.$G$3:.$G$14" chart:class="chart:line" chart:attached-axis="primary-y" chart:style-name="G0S5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